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34b" officeooo:paragraph-rsid="001593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ement Steps:</text:p>
      <text:p text:style-name="P1"/>
      <text:p text:style-name="P1">Step 1 : Adding React Project into Django Projec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02:56:49.477059210</meta:creation-date>
    <dc:date>2021-08-01T02:59:13.510394121</dc:date>
    <meta:editing-duration>PT2M24S</meta:editing-duration>
    <meta:editing-cycles>1</meta:editing-cycles>
    <meta:document-statistic meta:table-count="0" meta:image-count="0" meta:object-count="0" meta:page-count="1" meta:paragraph-count="2" meta:word-count="11" meta:character-count="67" meta:non-whitespace-character-count="58"/>
    <meta:generator>LibreOffice/6.4.7.2$Linux_X86_64 LibreOffice_project/40$Build-2</meta:generator>
  </office:meta>
</office:document-meta>
</file>